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032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8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61cm" fo:break-before="auto" style:use-optimal-row-height="tru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2" style:family="table-cell" style:parent-style-name="Default">
      <style:table-cell-properties fo:background-color="#4472c4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fo:background-color="#4472c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solid" svg:stroke-width="0.106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0ad47"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color="#548235" style:font-name="Calibri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6pt" style:font-size-complex="16pt" style:font-weight-asian="bold" style:font-weight-complex="bold" style:font-style-asian="normal" style:font-style-complex="normal"/>
    </style:style>
    <style:style style:name="T3" style:family="text">
      <style:text-properties fo:color="#548235" style:font-name="Calibri" fo:font-size="16pt" style:text-underline-style="none" style:text-underline-color="font-color" style:text-line-through-type="none" fo:font-style="normal" style:text-outline="false" fo:text-shadow="none" style:text-position="0% 100%" style:font-name-complex="Calibri" style:font-size-asian="16pt" style:font-size-complex="16pt" style:font-style-asian="normal" style:font-style-complex="normal" fo:font-weight="normal" style:font-weight-asian="normal" style:font-weight-complex="normal"/>
    </style:style>
    <style:style style:name="T4" style:family="text">
      <style:text-properties fo:color="#548235"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  <style:style style:name="T5" style:family="text">
      <style:text-properties fo:color="#548235"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43" table:default-cell-style-name="Default"/>
        <table:table-row table:style-name="ro1">
          <table:table-cell table:number-columns-repeated="3"/>
          <table:table-cell table:style-name="ce8" office:value-type="string" calcext:value-type="string" table:number-columns-spanned="17" table:number-rows-spanned="1">
            <text:p>Codificação Back-End - SA1 - Ferramentas de Melhoria Continua</text:p>
          </table:table-cell>
          <table:covered-table-cell table:number-columns-repeated="16" table:style-name="ce14"/>
          <table:table-cell table:number-columns-repeated="44"/>
        </table:table-row>
        <table:table-row table:style-name="ro2">
          <table:table-cell table:number-columns-repeated="3"/>
          <table:table-cell table:style-name="ce9" office:value-type="string" calcext:value-type="string" table:number-columns-spanned="17" table:number-rows-spanned="1">
            <text:p>DIAGRAMA DE ISHIKAWA</text:p>
          </table:table-cell>
          <table:covered-table-cell table:number-columns-repeated="16" table:style-name="ce15"/>
          <table:table-cell table:number-columns-repeated="44"/>
        </table:table-row>
        <table:table-row table:style-name="ro3">
          <table:table-cell table:number-columns-repeated="3"/>
          <table:table-cell table:style-name="ce10" office:value-type="string" calcext:value-type="string" table:number-columns-spanned="13" table:number-rows-spanned="1">
            <text:p>* Para acrescentar categorias ou causas, basta inserir linhas ou colunas na tabela.</text:p>
          </table:table-cell>
          <table:covered-table-cell table:number-columns-repeated="12" table:style-name="ce16"/>
          <table:table-cell table:number-columns-repeated="48"/>
        </table:table-row>
        <table:table-row table:style-name="ro3" table:number-rows-repeated="2">
          <table:table-cell table:number-columns-repeated="64"/>
        </table:table-row>
        <table:table-row table:style-name="ro2">
          <table:table-cell table:number-columns-repeated="3"/>
          <table:table-cell table:style-name="ce7" office:value-type="string" calcext:value-type="string" table:number-columns-spanned="4" table:number-rows-spanned="1">
            <text:p>CATEGORIA: <text:span text:style-name="T2">Back-End</text:span><text:span text:style-name="T3"> </text:span></text:p>
          </table:table-cell>
          <table:covered-table-cell table:number-columns-repeated="3" table:style-name="ce13"/>
          <table:table-cell table:style-name="ce19"/>
          <table:table-cell table:style-name="ce7" office:value-type="string" calcext:value-type="string" table:number-columns-spanned="5" table:number-rows-spanned="1">
            <text:p>CATEGORIA:<text:span text:style-name="T4"> </text:span><text:span text:style-name="T5">Regra de negócio</text:span></text:p>
          </table:table-cell>
          <table:covered-table-cell table:style-name="ce13"/>
          <table:covered-table-cell table:style-name="ce13">
            <draw:line table:end-cell-address="Planilha1.O18" table:end-x="0.132cm" table:end-y="0.502cm" draw:z-index="2" draw:name="Conector reto 6" draw:style-name="gr1" draw:text-style-name="P1" svg:x1="6.934cm" svg:y1="7.707cm" svg:x2="0.027cm" svg:y2="0.794cm">
              <text:p/>
            </draw:line>
          </table:covered-table-cell>
          <table:covered-table-cell table:number-columns-repeated="2" table:style-name="ce13"/>
          <table:table-cell table:style-name="ce19"/>
          <table:table-cell table:style-name="ce7" office:value-type="string" calcext:value-type="string" table:number-columns-spanned="5" table:number-rows-spanned="1">
            <text:p>CATEGORIA: <text:span text:style-name="T2">Front- End</text:span></text:p>
          </table:table-cell>
          <table:covered-table-cell table:number-columns-repeated="4" table:style-name="ce13"/>
          <table:table-cell table:number-columns-repeated="45"/>
        </table:table-row>
        <table:table-row table:style-name="ro3">
          <table:table-cell table:number-columns-repeated="5"/>
          <table:table-cell>
            <draw:line table:end-cell-address="Planilha1.I18" table:end-x="0.238cm" table:end-y="0.37cm" draw:z-index="1" draw:name="Conector reto 4" draw:style-name="gr1" draw:text-style-name="P1" svg:x1="5.34cm" svg:y1="6.754cm" svg:x2="0.106cm" svg:y2="0.079cm">
              <text:p/>
            </draw:line>
          </table:table-cell>
          <table:table-cell table:number-columns-repeated="9"/>
          <table:table-cell>
            <draw:line table:end-cell-address="Planilha1.S18" table:end-x="1.481cm" table:end-y="0.317cm" draw:z-index="3" draw:name="Conector reto 8" draw:style-name="gr1" draw:text-style-name="P1" svg:x1="6.583cm" svg:y1="6.701cm" svg:x2="1.297cm" svg:y2="0.026cm">
              <text:p/>
            </draw:line>
          </table:table-cell>
          <table:table-cell table:number-columns-repeated="48"/>
        </table:table-row>
        <table:table-row table:style-name="ro4">
          <table:table-cell table:style-name="ce1" office:value-type="string" calcext:value-type="string" table:number-columns-spanned="5" table:number-rows-spanned="2">
            <text:p>Lentidão no sistema</text:p>
          </table:table-cell>
          <table:covered-table-cell table:number-columns-repeated="4" table:style-name="ce2"/>
          <table:table-cell>
            <draw:line table:end-cell-address="Planilha1.F8" table:end-x="0.767cm" table:end-y="0.396cm" draw:z-index="4" draw:name="Conector reto 17" draw:style-name="gr1" draw:text-style-name="P1" svg:x1="0cm" svg:y1="0.396cm" svg:x2="0.767cm" svg:y2="0.396cm">
              <text:p/>
            </draw:line>
          </table:table-cell>
          <table:table-cell table:style-name="ce17" office:value-type="string" calcext:value-type="string" table:number-columns-spanned="4" table:number-rows-spanned="2">
            <text:p>Sem opção de boleto</text:p>
          </table:table-cell>
          <table:covered-table-cell table:number-columns-repeated="3" table:style-name="ce18"/>
          <table:table-cell>
            <draw:line table:end-cell-address="Planilha1.K8" table:end-x="0.926cm" table:end-y="0.343cm" draw:z-index="5" draw:name="Conector reto 20" draw:style-name="gr1" draw:text-style-name="P1" svg:x1="0cm" svg:y1="0.317cm" svg:x2="0.926cm" svg:y2="0.343cm">
              <text:p/>
            </draw:line>
          </table:table-cell>
          <table:table-cell/>
          <table:table-cell table:style-name="ce1" office:value-type="string" calcext:value-type="string" table:number-columns-spanned="4" table:number-rows-spanned="1">
            <text:p>Botão finalizar sem clique</text:p>
          </table:table-cell>
          <table:covered-table-cell table:number-columns-repeated="3" table:style-name="ce2"/>
          <table:table-cell table:number-columns-repeated="48"/>
        </table:table-row>
        <table:table-row table:style-name="ro5">
          <table:covered-table-cell table:number-columns-repeated="5" table:style-name="ce2"/>
          <table:table-cell/>
          <table:covered-table-cell table:number-columns-repeated="4" table:style-name="ce18"/>
          <table:table-cell table:number-columns-repeated="54"/>
        </table:table-row>
        <table:table-row table:style-name="ro3">
          <table:table-cell table:number-columns-repeated="2"/>
          <table:table-cell table:style-name="ce5" table:number-columns-spanned="2" table:number-rows-spanned="1"/>
          <table:covered-table-cell table:style-name="ce11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6">
          <table:table-cell table:number-columns-repeated="7"/>
          <table:table-cell table:style-name="ce6" office:value-type="string" calcext:value-type="string" table:number-columns-spanned="4" table:number-rows-spanned="1">
            <text:p>Sem desconto a vista</text:p>
          </table:table-cell>
          <table:covered-table-cell table:number-columns-repeated="3" table:style-name="ce12"/>
          <table:table-cell>
            <draw:line table:end-cell-address="Planilha1.L12" table:end-x="1.296cm" table:end-y="0.453cm" draw:z-index="7" draw:name="Conector reto 22" draw:style-name="gr1" draw:text-style-name="P1" svg:x1="0.037cm" svg:y1="0.454cm" svg:x2="1.296cm" svg:y2="0.318cm">
              <text:p/>
            </draw:line>
          </table:table-cell>
          <table:table-cell/>
          <table:table-cell table:style-name="ce6" office:value-type="string" calcext:value-type="string" table:number-columns-spanned="4" table:number-rows-spanned="1">
            <text:p>Input com erro</text:p>
          </table:table-cell>
          <table:covered-table-cell table:number-columns-repeated="2" table:style-name="ce12"/>
          <table:covered-table-cell table:style-name="ce12">
            <draw:line table:end-cell-address="Planilha1.R12" table:end-x="0.37cm" table:end-y="0.343cm" draw:z-index="10" draw:name="Conector reto 25" draw:style-name="gr1" draw:text-style-name="P1" svg:x1="1.402cm" svg:y1="0.344cm" svg:x2="2.071cm" svg:y2="0.344cm">
              <text:p/>
            </draw:line>
          </table:covered-table-cell>
          <table:table-cell table:number-columns-repeated="47"/>
        </table:table-row>
        <table:table-row table:style-name="ro6">
          <table:table-cell table:number-columns-repeated="2"/>
          <table:table-cell table:style-name="ce1" office:value-type="string" calcext:value-type="string" table:number-columns-spanned="4" table:number-rows-spanned="1">
            <text:p>Falha de segurança</text:p>
          </table:table-cell>
          <table:covered-table-cell table:number-columns-repeated="3" table:style-name="ce2"/>
          <table:table-cell>
            <draw:line table:end-cell-address="Planilha1.G13" table:end-x="1.243cm" table:end-y="0.396cm" draw:z-index="8" draw:name="Conector reto 23" draw:style-name="gr1" draw:text-style-name="P1" svg:x1="0.291cm" svg:y1="0.396cm" svg:x2="1.243cm" svg:y2="0.37cm">
              <text:p/>
            </draw:line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8"/>
          <table:table-cell table:style-name="ce17" office:value-type="string" calcext:value-type="string" table:number-columns-spanned="4" table:number-rows-spanned="2">
            <text:p>Sem opção de PIX</text:p>
          </table:table-cell>
          <table:covered-table-cell table:number-columns-repeated="2" table:style-name="ce18"/>
          <table:covered-table-cell table:style-name="ce18">
            <draw:line table:end-cell-address="Planilha1.M16" table:end-x="1.64cm" table:end-y="0.151cm" draw:z-index="9" draw:name="Conector reto 24" draw:style-name="gr1" draw:text-style-name="P1" svg:x1="1.587cm" svg:y1="0.764cm" svg:x2="3.341cm" svg:y2="0.424cm">
              <text:p/>
            </draw:line>
          </table:covered-table-cell>
          <table:table-cell table:number-columns-repeated="4"/>
          <table:table-cell table:style-name="ce12" office:value-type="string" calcext:value-type="string">
            <text:p>Erros de JavasScript</text:p>
          </table:table-cell>
          <table:table-cell table:number-columns-repeated="47"/>
        </table:table-row>
        <table:table-row table:style-name="ro7">
          <table:table-cell table:number-columns-repeated="3"/>
          <table:table-cell table:style-name="ce6" office:value-type="string" calcext:value-type="string" table:number-columns-spanned="4" table:number-rows-spanned="1">
            <text:p>Servidor fora do ar</text:p>
          </table:table-cell>
          <table:covered-table-cell table:number-columns-repeated="3" table:style-name="ce12"/>
          <table:table-cell>
            <draw:line table:end-cell-address="Planilha1.H16" table:end-x="1.031cm" table:end-y="0.317cm" draw:z-index="21" draw:name="Conector reto 60" draw:style-name="gr1" draw:text-style-name="P1" svg:x1="0.556cm" svg:y1="0.318cm" svg:x2="1.032cm" svg:y2="0.318cm">
              <text:p/>
            </draw:line>
          </table:table-cell>
          <table:covered-table-cell table:number-columns-repeated="4" table:style-name="ce18"/>
          <table:table-cell table:number-columns-repeated="8"/>
          <table:table-cell table:style-name="ce22" office:value-type="string" calcext:value-type="string" table:number-columns-spanned="3" table:number-rows-spanned="5">
            <text:p>Problema: Usuário não consegue finalizar compra</text:p>
          </table:table-cell>
          <table:covered-table-cell table:number-columns-repeated="2" table:style-name="ce23"/>
          <table:table-cell table:style-name="ce24" table:number-columns-repeated="3"/>
          <table:table-cell table:number-columns-repeated="38"/>
        </table:table-row>
        <table:table-row table:style-name="ro5">
          <table:table-cell table:number-columns-repeated="20"/>
          <table:covered-table-cell table:number-columns-repeated="3" table:style-name="ce23"/>
          <table:table-cell table:style-name="ce24" table:number-columns-repeated="3"/>
          <table:table-cell table:number-columns-repeated="38"/>
        </table:table-row>
        <table:table-row table:style-name="ro8">
          <table:table-cell/>
          <table:table-cell>
            <draw:line table:end-cell-address="Planilha1.T18" table:end-x="1.666cm" table:end-y="0.449cm" draw:z-index="0" draw:name="Conector reto 2" draw:style-name="gr2" draw:text-style-name="P1" svg:x1="32.273cm" svg:y1="0.45cm" svg:x2="0.158cm" svg:y2="0.424cm">
              <text:p/>
            </draw:line>
          </table:table-cell>
          <table:table-cell table:number-columns-repeated="3"/>
          <table:table-cell>
            <draw:line table:end-cell-address="Planilha1.I31" table:end-x="0.291cm" table:end-y="0.026cm" draw:z-index="11" draw:name="Conector reto 35" draw:style-name="gr1" draw:text-style-name="P1" svg:x1="0.133cm" svg:y1="7.373cm" svg:x2="5.393cm" svg:y2="0.45cm">
              <text:p/>
            </draw:line>
          </table:table-cell>
          <table:table-cell table:number-columns-repeated="4"/>
          <table:table-cell>
            <draw:line table:end-cell-address="Planilha1.O31" table:end-x="0.105cm" table:end-y="0.026cm" draw:z-index="12" draw:name="Conector reto 37" draw:style-name="gr1" draw:text-style-name="P1" svg:x1="1.641cm" svg:y1="7.373cm" svg:x2="6.907cm" svg:y2="0.53cm">
              <text:p/>
            </draw:line>
          </table:table-cell>
          <table:table-cell table:number-columns-repeated="4"/>
          <table:table-cell>
            <draw:line table:end-cell-address="Planilha1.S30" table:end-x="1.508cm" table:end-y="0.502cm" draw:z-index="13" draw:name="Conector reto 40" draw:style-name="gr1" draw:text-style-name="P1" svg:x1="1.35cm" svg:y1="7.32cm" svg:x2="6.61cm" svg:y2="0.477cm">
              <text:p/>
            </draw:line>
          </table:table-cell>
          <table:table-cell table:number-columns-repeated="4"/>
          <table:covered-table-cell table:number-columns-repeated="3" table:style-name="ce23"/>
          <table:table-cell table:number-columns-repeated="41"/>
        </table:table-row>
        <table:table-row table:style-name="ro5">
          <table:table-cell table:number-columns-repeated="20"/>
          <table:covered-table-cell table:number-columns-repeated="3" table:style-name="ce23"/>
          <table:table-cell table:style-name="ce24" table:number-columns-repeated="3"/>
          <table:table-cell table:number-columns-repeated="38"/>
        </table:table-row>
        <table:table-row table:style-name="ro7">
          <table:table-cell table:number-columns-repeated="3"/>
          <table:table-cell table:style-name="ce6" office:value-type="string" calcext:value-type="string" table:number-columns-spanned="4" table:number-rows-spanned="1">
            <text:p>Erro na senha</text:p>
          </table:table-cell>
          <table:covered-table-cell table:number-columns-repeated="3" table:style-name="ce12"/>
          <table:table-cell>
            <draw:line table:end-cell-address="Planilha1.H20" table:end-x="0.899cm" table:end-y="0.423cm" draw:z-index="6" draw:name="Conector reto 21" draw:style-name="gr1" draw:text-style-name="P1" svg:x1="0.371cm" svg:y1="0.424cm" svg:x2="0.9cm" svg:y2="0.424cm">
              <text:p/>
            </draw:line>
          </table:table-cell>
          <table:table-cell table:style-name="ce6" office:value-type="string" calcext:value-type="string" table:number-columns-spanned="5" table:number-rows-spanned="1">
            <text:p>Internet oscilando</text:p>
          </table:table-cell>
          <table:covered-table-cell table:number-columns-repeated="4" table:style-name="ce12"/>
          <table:table-cell>
            <draw:line table:end-cell-address="Planilha1.N20" table:end-x="0.714cm" table:end-y="0.423cm" draw:z-index="16" draw:name="Conector reto 48" draw:style-name="gr1" draw:text-style-name="P1" svg:x1="0.185cm" svg:y1="0.424cm" svg:x2="0.714cm" svg:y2="0.424cm">
              <text:p/>
            </draw:line>
          </table:table-cell>
          <table:table-cell table:style-name="ce3" office:value-type="string" calcext:value-type="string" table:number-columns-spanned="4" table:number-rows-spanned="2">
            <text:p>Não é possível clicar no input busca</text:p>
          </table:table-cell>
          <table:covered-table-cell table:style-name="ce4"/>
          <table:covered-table-cell table:style-name="ce4">
            <draw:line table:end-cell-address="Planilha1.S20" table:end-x="0.449cm" table:end-y="0.423cm" draw:z-index="18" draw:name="Conector reto 54" draw:style-name="gr1" draw:text-style-name="P1" svg:x1="1.481cm" svg:y1="0.424cm" svg:x2="3.85cm" svg:y2="0.424cm">
              <text:p/>
            </draw:line>
          </table:covered-table-cell>
          <table:covered-table-cell table:style-name="ce4"/>
          <table:table-cell table:number-columns-repeated="2"/>
          <table:covered-table-cell table:number-columns-repeated="3" table:style-name="ce23"/>
          <table:table-cell table:style-name="ce24" table:number-columns-repeated="3"/>
          <table:table-cell table:number-columns-repeated="38"/>
        </table:table-row>
        <table:table-row table:style-name="ro3">
          <table:table-cell table:number-columns-repeated="14"/>
          <table:covered-table-cell table:number-columns-repeated="4" table:style-name="ce4"/>
          <table:table-cell table:number-columns-repeated="46"/>
        </table:table-row>
        <table:table-row table:style-name="ro3" table:number-rows-repeated="2">
          <table:table-cell table:number-columns-repeated="64"/>
        </table:table-row>
        <table:table-row table:style-name="ro4">
          <table:table-cell table:number-columns-repeated="2"/>
          <table:table-cell table:style-name="ce6" office:value-type="string" calcext:value-type="string" table:number-columns-spanned="4" table:number-rows-spanned="1">
            <text:p>Sem cartão de crédito</text:p>
          </table:table-cell>
          <table:covered-table-cell table:number-columns-repeated="2" table:style-name="ce12"/>
          <table:covered-table-cell table:style-name="ce12">
            <draw:line table:end-cell-address="Planilha1.G24" table:end-x="1.084cm" table:end-y="0.317cm" draw:z-index="14" draw:name="Conector reto 42" draw:style-name="gr1" draw:text-style-name="P1" svg:x1="1.323cm" svg:y1="0.318cm" svg:x2="2.785cm" svg:y2="0.318cm">
              <text:p/>
            </draw:line>
          </table:covered-table-cell>
          <table:table-cell/>
          <table:table-cell table:style-name="ce6" office:value-type="string" calcext:value-type="string" table:number-columns-spanned="4" table:number-rows-spanned="1">
            <text:p>Sem internet</text:p>
          </table:table-cell>
          <table:covered-table-cell table:number-columns-repeated="3" table:style-name="ce12"/>
          <table:table-cell>
            <draw:line table:end-cell-address="Planilha1.M24" table:end-x="1.111cm" table:end-y="0.317cm" draw:z-index="17" draw:name="Conector reto 49" draw:style-name="gr1" draw:text-style-name="P1" svg:x1="0.052cm" svg:y1="0.318cm" svg:x2="2.812cm" svg:y2="0.318cm">
              <text:p/>
            </draw:line>
          </table:table-cell>
          <table:table-cell/>
          <table:table-cell table:style-name="ce17" office:value-type="string" calcext:value-type="string" table:number-columns-spanned="4" table:number-rows-spanned="2">
            <text:p>Não aceita menos de 10 caracteres</text:p>
          </table:table-cell>
          <table:covered-table-cell table:number-columns-repeated="2" table:style-name="ce18"/>
          <table:covered-table-cell table:style-name="ce18">
            <draw:line table:end-cell-address="Planilha1.R24" table:end-x="0.582cm" table:end-y="0.423cm" draw:z-index="19" draw:name="Conector reto 55" draw:style-name="gr1" draw:text-style-name="P1" svg:x1="0.052cm" svg:y1="0.371cm" svg:x2="2.283cm" svg:y2="0.424cm">
              <text:p/>
            </draw:line>
          </table:covered-table-cell>
          <table:table-cell table:number-columns-repeated="47"/>
        </table:table-row>
        <table:table-row table:style-name="ro3">
          <table:table-cell table:number-columns-repeated="13"/>
          <table:covered-table-cell table:number-columns-repeated="4" table:style-name="ce18"/>
          <table:table-cell table:number-columns-repeated="47"/>
        </table:table-row>
        <table:table-row table:style-name="ro3">
          <table:table-cell table:number-columns-repeated="64"/>
        </table:table-row>
        <table:table-row table:style-name="ro9">
          <table:table-cell/>
          <table:table-cell table:style-name="ce3" table:number-columns-spanned="4" table:number-rows-spanned="2"/>
          <table:covered-table-cell table:number-columns-repeated="3" table:style-name="ce4"/>
          <table:table-cell table:number-columns-repeated="59"/>
        </table:table-row>
        <table:table-row table:style-name="ro4">
          <table:table-cell/>
          <table:covered-table-cell table:number-columns-repeated="3" table:style-name="ce4"/>
          <table:covered-table-cell table:style-name="ce4">
            <draw:line table:end-cell-address="Planilha1.F28" table:end-x="1.243cm" table:end-y="0.158cm" draw:z-index="15" draw:name="Conector reto 45" draw:style-name="gr1" draw:text-style-name="P1" svg:x1="1.244cm" svg:y1="0.159cm" svg:x2="2.944cm" svg:y2="0.159cm">
              <text:p/>
            </draw:line>
          </table:covered-table-cell>
          <table:table-cell table:number-columns-repeated="4"/>
          <table:table-cell table:style-name="ce12"/>
          <table:table-cell table:number-columns-repeated="2"/>
          <table:table-cell table:style-name="ce17" office:value-type="string" calcext:value-type="string" table:number-columns-spanned="4" table:number-rows-spanned="2">
            <text:p>Resultado da busca faltando cod. Produto</text:p>
          </table:table-cell>
          <table:covered-table-cell table:number-columns-repeated="2" table:style-name="ce18"/>
          <table:covered-table-cell table:style-name="ce18">
            <draw:line table:end-cell-address="Planilha1.Q28" table:end-x="0.555cm" table:end-y="0.449cm" draw:z-index="20" draw:name="Conector reto 56" draw:style-name="gr1" draw:text-style-name="P1" svg:x1="0.027cm" svg:y1="0.397cm" svg:x2="2.256cm" svg:y2="0.45cm">
              <text:p/>
            </draw:line>
          </table:covered-table-cell>
          <table:table-cell table:number-columns-repeated="48"/>
        </table:table-row>
        <table:table-row table:style-name="ro3">
          <table:table-cell table:number-columns-repeated="12"/>
          <table:covered-table-cell table:number-columns-repeated="4" table:style-name="ce18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4" table:number-rows-spanned="1">
            <text:p>CATEGORIA: <text:span text:style-name="T1">Cliente</text:span></text:p>
          </table:table-cell>
          <table:covered-table-cell table:number-columns-repeated="3" table:style-name="ce13"/>
          <table:table-cell table:number-columns-repeated="2"/>
          <table:table-cell table:style-name="ce7" office:value-type="string" calcext:value-type="string" table:number-columns-spanned="4" table:number-rows-spanned="1">
            <text:p>CATEGORIA: <text:span text:style-name="T1">Internet</text:span></text:p>
          </table:table-cell>
          <table:covered-table-cell table:number-columns-repeated="3" table:style-name="ce13"/>
          <table:table-cell/>
          <table:table-cell table:style-name="ce20" office:value-type="string" calcext:value-type="string" table:number-columns-spanned="4" table:number-rows-spanned="3">
            <text:p>CATEGORIA: <text:span text:style-name="T2">Função de pesquisa não funciona</text:span></text:p>
          </table:table-cell>
          <table:covered-table-cell table:number-columns-repeated="3" table:style-name="ce21"/>
          <table:table-cell table:number-columns-repeated="47"/>
        </table:table-row>
        <table:table-row table:style-name="ro3">
          <table:table-cell table:number-columns-repeated="13"/>
          <table:covered-table-cell table:number-columns-repeated="4" table:style-name="ce21"/>
          <table:table-cell table:number-columns-repeated="47"/>
        </table:table-row>
        <table:table-row table:style-name="ro3">
          <table:table-cell table:number-columns-repeated="13"/>
          <table:covered-table-cell table:number-columns-repeated="4" table:style-name="ce21"/>
          <table:table-cell table:number-columns-repeated="47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uporte</meta:initial-creator>
    <meta:creation-date>2021-06-16T00:07:28</meta:creation-date>
    <dc:date>2022-09-03T21:18:07.360000000</dc:date>
    <meta:generator>LibreOffice/7.1.0.3$Windows_X86_64 LibreOffice_project/f6099ecf3d29644b5008cc8f48f42f4a40986e4c</meta:generator>
    <meta:editing-duration>PT1S</meta:editing-duration>
    <meta:editing-cycles>1</meta:editing-cycles>
    <meta:document-statistic meta:table-count="1" meta:cell-count="26" meta:object-count="22"/>
    <meta:user-defined meta:name="AppVersion">16.0300</meta:user-defined>
  </office:meta>
</office:document-meta>
</file>